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4pt" style:font-size-asian="24pt" style:font-size-complex="24pt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Segoe UI Semibold" fo:font-size="24pt" style:font-size-asian="24pt" style:font-size-complex="24pt"/>
    </style:style>
    <style:style style:name="P5" style:family="paragraph">
      <style:text-properties style:font-name="Segoe UI Semibold"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24pt" style:font-size-asian="24pt" style:font-size-complex="24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99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style:font-name="Segoe UI Semibold" fo:font-size="32pt" style:font-size-asian="32pt" style:font-size-complex="32pt"/>
    </style:style>
    <style:style style:name="T7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Segoe UI Semibold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00" style:font-name="Segoe UI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3.062cm" svg:x="1.524cm" svg:y="1.016cm">
          <draw:text-box>
            <text:p text:style-name="P1"><text:span text:style-name="T1">The Psalm</text:span></text:p>
            <text:p text:style-name="P1"><text:span text:style-name="T2">Psalm 24:1–1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892cm" svg:height="7.766cm" svg:x="1.524cm" svg:y="0.762cm">
          <draw:text-box>
            <text:p text:style-name="P4"><text:span text:style-name="T3">1</text:span><text:span text:style-name="T4">The earth is the LORD’s and the fullness <text:s/></text:span></text:p>
            <text:p text:style-name="P4"><text:span text:style-name="T4"><text:s/></text:span><text:span text:style-name="T4">thereof,</text:span></text:p>
            <text:p text:style-name="P5"><text:span text:style-name="T2"><text:s text:c="6"/></text:span><text:span text:style-name="T2">the world and those who dwell therein</text:span></text:p>
            <text:p text:style-name="P5"><text:span text:style-name="T3">2</text:span><text:span text:style-name="T4">for he has founded it upon the seas</text:span></text:p>
            <text:p text:style-name="P5"><text:span text:style-name="T5"><text:s text:c="6"/></text:span><text:span text:style-name="T5">and established it upon the river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892cm" svg:height="7.766cm" svg:x="1.524cm" svg:y="0.762cm">
          <draw:text-box>
            <text:p text:style-name="P4"><text:span text:style-name="T3">3</text:span><text:span text:style-name="T4">Who shall ascend the hill of the LORD?</text:span></text:p>
            <text:p text:style-name="P5"><text:span text:style-name="T6"><text:s text:c="6"/></text:span><text:span text:style-name="T2">And who shall stand in his holy place?</text:span></text:p>
            <text:p text:style-name="P5"><text:span text:style-name="T3">4</text:span><text:span text:style-name="T4">He who has clean hands and a pure heart,</text:span></text:p>
            <text:p text:style-name="P5"><text:span text:style-name="T2"><text:s text:c="6"/></text:span><text:span text:style-name="T2">who does not lift up his soul to what is </text:span></text:p>
            <text:p text:style-name="P5"><text:span text:style-name="T2"><text:s text:c="6"/></text:span><text:span text:style-name="T2">false and does not swear deceitfull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892cm" svg:height="7.766cm" svg:x="1.599cm" svg:y="0.719cm">
          <draw:text-box>
            <text:p text:style-name="P4"><text:span text:style-name="T3">5</text:span><text:span text:style-name="T4">He will receive blessing from the LORD</text:span></text:p>
            <text:p text:style-name="P5"><text:span text:style-name="T6"><text:s text:c="6"/></text:span><text:span text:style-name="T2">and righteousness from the God of his </text:span></text:p>
            <text:p text:style-name="P5"><text:span text:style-name="T2"><text:s text:c="6"/></text:span><text:span text:style-name="T2">salvation.</text:span></text:p>
            <text:p text:style-name="P5"><text:span text:style-name="T3">6</text:span><text:span text:style-name="T4">Such is the generation of those who seek him,</text:span></text:p>
            <text:p text:style-name="P5"><text:span text:style-name="T2"><text:s text:c="6"/></text:span><text:span text:style-name="T2">who seek the face of the God of Jacob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4.892cm" svg:height="4.76cm" svg:x="1.524cm" svg:y="1.016cm">
          <draw:text-box>
            <text:p text:style-name="P4"><text:span text:style-name="T3">7</text:span><text:span text:style-name="T4">Lift up your heads, O gates!</text:span></text:p>
            <text:p text:style-name="P5"><text:span text:style-name="T4"><text:s/></text:span><text:span text:style-name="T4">And be lifted up, O ancient doors,</text:span></text:p>
            <text:p text:style-name="P5"><text:span text:style-name="T2"><text:s text:c="6"/></text:span><text:span text:style-name="T2">that the King of glory may come 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4.892cm" svg:height="4.76cm" svg:x="1.524cm" svg:y="1.016cm">
          <draw:text-box>
            <text:p text:style-name="P4"><text:span text:style-name="T3">8</text:span><text:span text:style-name="T4">Who is this King of glory?</text:span></text:p>
            <text:p text:style-name="P5"><text:span text:style-name="T6"><text:s text:c="6"/></text:span><text:span text:style-name="T2">The LORD, strong and mighty,</text:span></text:p>
            <text:p text:style-name="P5"><text:span text:style-name="T2"><text:s text:c="6"/></text:span><text:span text:style-name="T2">the LORD, mighty in battl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24.892cm" svg:height="4.76cm" svg:x="1.524cm" svg:y="1.016cm">
          <draw:text-box>
            <text:p text:style-name="P4"><text:span text:style-name="T3">9</text:span><text:span text:style-name="T4">Lift up your heads, O gates!</text:span></text:p>
            <text:p text:style-name="P5"><text:span text:style-name="T4"><text:s/></text:span><text:span text:style-name="T4">And lift them up, O ancient doors,</text:span></text:p>
            <text:p text:style-name="P5"><text:span text:style-name="T6"><text:s text:c="6"/></text:span><text:span text:style-name="T2">that the King of glory may come 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6" draw:layer="layout" svg:width="24.892cm" svg:height="5.588cm" svg:x="1.524cm" svg:y="1.016cm">
          <draw:text-box>
            <text:p text:style-name="P4"><text:span text:style-name="T3">10</text:span><text:span text:style-name="T4">Who is this King of glory?</text:span></text:p>
            <text:p text:style-name="P5"><text:span text:style-name="T6"><text:s text:c="7"/></text:span><text:span text:style-name="T2">The LORD of hosts,</text:span></text:p>
            <text:p text:style-name="P5"><text:span text:style-name="T2"><text:s text:c="7"/></text:span><text:span text:style-name="T2">he is the King of glory!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6" draw:layer="layout" svg:width="24.892cm" svg:height="6.263cm" svg:x="1.524cm" svg:y="1.016cm">
          <draw:text-box>
            <text:p text:style-name="P4"><text:span text:style-name="T8">C:</text:span><text:span text:style-name="T9"> </text:span><text:span text:style-name="T10">Glory be to the Father and to the Son</text:span></text:p>
            <text:p text:style-name="P4"><text:span text:style-name="T10"><text:s text:c="4"/></text:span><text:span text:style-name="T10">and to the Holy Spirit</text:span></text:p>
            <text:p text:style-name="P4"><text:span text:style-name="T10"><text:s text:c="4"/></text:span><text:span text:style-name="T10">as it was in the beginning, is now,</text:span></text:p>
            <text:p text:style-name="P4"><text:span text:style-name="T10"><text:s text:c="4"/></text:span><text:span text:style-name="T10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22:00:32.319000000</meta:creation-date>
    <dc:date>2016-12-16T22:45:03.851000000</dc:date>
    <meta:editing-duration>PT1M10S</meta:editing-duration>
    <meta:editing-cycles>2</meta:editing-cycles>
    <meta:generator>LibreOffice/5.2.3.3$Windows_X86_64 LibreOffice_project/d54a8868f08a7b39642414cf2c8ef2f228f780cf</meta:generator>
    <meta:document-statistic meta:object-count="48"/>
  </office:meta>
</office:document-meta>
</file>